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StarSymbol" svg:font-family="StarSymbol"/>
    <style:font-face style:name="Times New Roman1" svg:font-family="'Times New Roman'"/>
    <style:font-face style:name="TimesNewRoman" svg:font-family="TimesNewRoman" style:font-family-generic="roman"/>
    <style:font-face style:name="ZDAZTM+Helvetica-Bold" svg:font-family="ZDAZTM+Helvetica-Bold" style:font-family-generic="swiss"/>
    <style:font-face style:name="ZJRVJU+Helvetica" svg:font-family="ZJRVJU+Helvetica"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ZDAZTM+Helvetica-Bold" fo:font-size="10pt" fo:language="it" fo:country="IT" style:font-name-asian="ZDAZTM+Helvetica-Bold" style:font-size-asian="10pt" style:font-name-complex="ZDAZTM+Helvetica-Bold" style:font-size-complex="10pt"/>
    </style:style>
    <style:style style:name="P2" style:family="paragraph" style:parent-style-name="Standard">
      <style:text-properties style:font-name="ZJRVJU+Helvetica" fo:font-size="10pt" fo:language="it" fo:country="IT" style:font-name-asian="ZJRVJU+Helvetica" style:font-size-asian="10pt" style:font-name-complex="ZJRVJU+Helvetica" style:font-size-complex="10pt"/>
    </style:style>
    <style:style style:name="P3" style:family="paragraph" style:parent-style-name="Standard">
      <style:paragraph-properties fo:text-align="start" style:justify-single-word="false" style:text-autospace="none"/>
      <style:text-properties style:font-name="ZJRVJU+Helvetica" fo:font-size="10pt" fo:language="it" fo:country="IT" style:font-name-asian="ZJRVJU+Helvetica" style:font-size-asian="10pt" style:font-name-complex="ZJRVJU+Helvetica" style:font-size-complex="10pt"/>
    </style:style>
    <style:style style:name="P4" style:family="paragraph" style:parent-style-name="Standard">
      <style:paragraph-properties fo:text-align="start" style:justify-single-word="false" style:text-autospace="none"/>
      <style:text-properties style:font-name="TimesNewRoman" fo:font-size="13pt" fo:language="it" fo:country="IT" style:font-name-asian="TimesNewRoman" style:font-size-asian="13pt" style:font-name-complex="TimesNewRoman" style:font-size-complex="13pt"/>
    </style:style>
    <style:style style:name="P5" style:family="paragraph" style:parent-style-name="Standard">
      <style:paragraph-properties fo:text-align="start" style:justify-single-word="false" style:text-autospace="none"/>
      <style:text-properties style:font-name="TimesNewRoman" fo:font-size="10pt" fo:language="it" fo:country="IT" style:font-name-asian="TimesNewRoman" style:font-size-asian="10pt" style:font-name-complex="TimesNewRoman" style:font-size-complex="10pt"/>
    </style:style>
    <style:style style:name="P6" style:family="paragraph" style:parent-style-name="Standard">
      <style:text-properties fo:language="it" fo:country="IT"/>
    </style:style>
    <style:style style:name="P7" style:family="paragraph" style:parent-style-name="Standard">
      <style:text-properties fo:language="it" fo:country="IT"/>
    </style:style>
    <style:style style:name="P8" style:family="paragraph" style:parent-style-name="Standard" style:list-style-name="L1">
      <style:text-properties fo:language="it" fo:country="IT"/>
    </style:style>
    <style:style style:name="P9" style:family="paragraph" style:parent-style-name="Standard">
      <style:paragraph-properties fo:text-align="start" style:justify-single-word="false" style:text-autospace="none"/>
      <style:text-properties style:font-name="TimesNewRoman" fo:font-size="13pt" fo:language="it" fo:country="IT" style:font-name-asian="TimesNewRoman" style:font-size-asian="13pt" style:font-name-complex="TimesNewRoman" style:font-size-complex="13pt"/>
    </style:style>
    <style:style style:name="P10" style:family="paragraph" style:parent-style-name="Heading_20_3" style:master-page-name="Standard">
      <style:paragraph-properties style:page-number="1"/>
      <style:text-properties fo:language="it" fo:country="I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style:text-underline-style="solid" style:text-underline-width="auto" style:text-underline-color="font-color"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Prova C – 26 Luglio 2011 – <text:s/>Gestione CD</text:h>
      <text:p text:style-name="P1"/>
      <text:p text:style-name="P6">Devi scrivere una piccola applicazione per gestire i CD della tua libreria.</text:p>
      <text:p text:style-name="P6"/>
      <text:p text:style-name="P6">I CD possono essere di soli dati (in questo caso basta una descrizione e la quantità di dati) o di musica (in questo caso memorizzate l'autore e il titolo). Effettua alcuni controlli sui dati dei CD e lancia eccezione se sono dati sbagliati (ad esempio titolo vuoto). Ogni CD ha anche un identificativo univoco. Quando si crea un CD, l'identificativo o è passato al costruttore (e viene controllato che vada bene) o è costruito automaticamente dal sistema.</text:p>
      <text:p text:style-name="P6"/>
      <text:p text:style-name="P6">I CD di musica hanno anche memorizzato il genere che può essere CLASSICO, ROCK, JAZZ e la durata che può essere massimo di 120 minuti per quelli di genere CLASSICO, mentre può essere 200 per il ROCK e JAZZ. </text:p>
      <text:p text:style-name="P6"/>
      <text:p text:style-name="P6"><text:span text:style-name="T1">Opzionale:</text:span> I CD musicali sono di tipo DiscoMusicale che ha come metodi getTitle e getDurata. Se devi aggiungere un CD di dati che contenga mp3, puoi aggiungerlo alla gerarchia come sottotipo di DiscoMusicale e sottoclasse di CD di dati? </text:p>
      <text:p text:style-name="P6"/>
      <text:p text:style-name="P6">Per memorizzare tutti i CD usa una lista dinamica.</text:p>
      <text:p text:style-name="P6"/>
      <text:p text:style-name="P6">Le operazioni che il sistema di gestione deve permettere sono:</text:p>
      <text:p text:style-name="P6"/>
      <text:list xml:id="list31464553" text:style-name="L1">
        <text:list-item>
          <text:p text:style-name="P8">Inserimento CD e rimozione dalla base di dati (dato l'ID)</text:p>
          <text:p text:style-name="P8"/>
        </text:list-item>
        <text:list-item>
          <text:p text:style-name="P8">Lettura dei dati da file</text:p>
          <text:p text:style-name="P8"/>
        </text:list-item>
        <text:list-item>
          <text:p text:style-name="P8">Stampa dei CD in ordine: prima quelli di dati poi quelli musicali in ordine di genere e autore. </text:p>
          <text:p text:style-name="P8"/>
        </text:list-item>
        <text:list-item>
          <text:p text:style-name="P8">Stampa della quantità totale di dati nella vostra libreria così <text:s/>calcolata. Per i dischi di dati la quantità di dati memorizzata. Per i dischi musicali, a seconda della durata a circa 100 Kb per secondo.</text:p>
          <text:p text:style-name="P8"/>
        </text:list-item>
      </text:list>
      <text:p text:style-name="P2"/>
      <text:p text:style-name="P4">All'incirca ogni funzionalità richiede la scrittura di un metodo a cui passare i parametri opportuni. Metti le funzionalità maggiori in una classe “GestoreCD”. <text:s/><text:span text:style-name="T2">Non è necessario fare alcun input con l'utente</text:span>. Scrivi però un main in cui testi <text:span text:style-name="T1">tutti</text:span> i metodi sopra descritti più eventuali altri per assicurarti che funzionino. Nel main non chiedere nulla all'utente ma mostra solo i risultati dei passi. Crea anche due file d'esempio e prova caricarli.</text:p>
      <text:p text:style-name="P4"/>
      <text:p text:style-name="P5"><text:span text:style-name="T1">Istruzioni pratiche</text:span>: usa il desktop come workspace di eclipse e<text:span text:style-name="T2"> crea un progetto con il tuo cognome.nome</text:span>: in questo modo ti troverai già sul desktop una cartella che contiene tutto quello che serve per la valutazione. Crea un file readme.txt (in cui spieghi la tua applicazione) con eclipse nel default package.</text:p>
      <text:p text:style-name="P3">Anche il file dei CD mettilo nella root del progetto, per riferirti ad esso basterà che usi il suo nome (senza 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StarSymbol" svg:font-family="StarSymbol"/>
    <style:font-face style:name="Times New Roman1" svg:font-family="'Times New Roman'"/>
    <style:font-face style:name="TimesNewRoman" svg:font-family="TimesNewRoman" style:font-family-generic="roman"/>
    <style:font-face style:name="ZDAZTM+Helvetica-Bold" svg:font-family="ZDAZTM+Helvetica-Bold" style:font-family-generic="swiss"/>
    <style:font-face style:name="ZJRVJU+Helvetica" svg:font-family="ZJRVJU+Helvetica"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499cm" style:writing-mode="page"/>
      <style:text-properties fo:color="#000000" style:font-name="Times New Roman" fo:font-size="12pt" fo:language="it" fo:country="IT"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transparent" style:writing-mode="lr-tb">
        <style:tab-stops/>
        <style:background-image/>
      </style:paragraph-properties>
      <style:text-properties fo:font-variant="normal" fo:text-transform="none" fo:color="#000000" style:text-line-through-style="none" style:text-position="0% 58%" style:font-name="Times New Roman1" fo:font-size="12pt" fo:language="en" fo:country="US" fo:font-style="normal" fo:text-shadow="none" style:text-underline-style="none" fo:font-weight="normal" style:text-underline-mode="continuous" style:text-overline-mode="continuous" style:text-line-through-mode="continuous" fo:background-color="transparent" fo:hyphenate="tru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Standard" style:class="text">
      <style:paragraph-properties fo:margin-top="0cm" fo:margin-bottom="0.499cm"/>
    </style:style>
    <style:style style:name="Heading_20_3" style:display-name="Heading 3" style:family="paragraph" style:parent-style-name="Standard" style:next-style-name="Text_20_body" style:default-outline-level="3" style:class="text">
      <style:paragraph-properties fo:margin-top="0.423cm" fo:margin-bottom="0.212cm" fo:keep-with-next="always"/>
      <style:text-properties style:font-name="Arial" fo:font-size="14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21cm" fo:margin-bottom="1.51cm" fo:margin-left="2cm" fo:margin-right="1.598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Unknown</meta:initial-creator>
    <dc:creator>Angelo Gargantini</dc:creator>
    <dc:date>2011-07-26T11:48:52.15</dc:date>
    <meta:printed-by>Angelo Gargantini</meta:printed-by>
    <meta:print-date>2011-07-11T12:59:37.85</meta:print-date>
    <meta:editing-cycles>45</meta:editing-cycles>
    <meta:editing-duration>PT12H46M16S</meta:editing-duration>
    <meta:document-statistic meta:table-count="0" meta:image-count="0" meta:object-count="0" meta:page-count="1" meta:paragraph-count="14" meta:word-count="412" meta:character-count="2392"/>
    <meta:user-defined meta:name="Info 1"/>
    <meta:user-defined meta:name="Info 2"/>
    <meta:user-defined meta:name="Info 3"/>
    <meta:user-defined meta:name="Info 4"/>
  </office:meta>
</office:document-meta>
</file>